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1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times new roman" fo:font-size="10.1999998092651pt"/>
    </style:style>
    <style:style style:name="T2" style:family="text">
      <style:text-properties style:font-name="times new roman" fo:font-size="10.1999998092651pt" fo:font-style="italic"/>
    </style:style>
    <style:style style:name="T3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ft Drinking</text:p>
      <text:p text:style-name="P3">time limit per test</text:p>
      <text:p text:style-name="P4">2 seconds</text:p>
      <text:p text:style-name="P3">memory limit per test</text:p>
      <text:p text:style-name="P4">256 megabytes</text:p>
      <text:p text:style-name="P3">input</text:p>
      <text:p text:style-name="P4">standard input</text:p>
      <text:p text:style-name="P3">output</text:p>
      <text:p text:style-name="P5">standard output</text:p>
      <text:p text:style-name="P6">This winter is so cold in Nvodsk! A group of <text:span text:style-name="T2">n</text:span> friends decided to buy <text:span text:style-name="T2">k</text:span> bottles of a soft drink called "Take-It-Light" to warm up a bit. Each bottle has <text:span text:style-name="T2">l</text:span> milliliters of the drink. Also they bought <text:span text:style-name="T2">c</text:span> limes and cut each of them into <text:span text:style-name="T2">d</text:span> slices. After that they found <text:span text:style-name="T2">p</text:span> grams of salt.</text:p>
      <text:p text:style-name="P6">To make a toast, each friend needs <text:span text:style-name="T2">nl</text:span> milliliters of the drink, a slice of lime and <text:span text:style-name="T2">np</text:span> grams of salt. The friends want to make as many toasts as they can, provided they all drink the same amount. How many toasts can each friend make?</text:p>
      <text:p text:style-name="P8">Input</text:p>
      <text:p text:style-name="P6">The first and only line contains <text:span text:style-name="T3">positive</text:span> integers <text:span text:style-name="T2">n</text:span>, <text:span text:style-name="T2">k</text:span>, <text:span text:style-name="T2">l</text:span>, <text:span text:style-name="T2">c</text:span>, <text:span text:style-name="T2">d</text:span>, <text:span text:style-name="T2">p</text:span>, <text:span text:style-name="T2">nl</text:span>, <text:span text:style-name="T2">np</text:span>, not exceeding <text:span text:style-name="T1">1000</text:span> and no less than <text:span text:style-name="T1">1</text:span>. The numbers are separated by exactly one space.</text:p>
      <text:p text:style-name="P8">Output</text:p>
      <text:p text:style-name="P6">Print a single integer — the number of toasts each friend can make.</text:p>
      <text:p text:style-name="P7">Examples</text:p>
      <text:p text:style-name="P10">input</text:p>
      <text:section text:style-name="Sect1" text:name="id004411883009463593">
        <text:p text:style-name="P11">Copy</text:p>
      </text:section>
      <text:p text:style-name="P1"><text:bookmark text:name="id0042772144887661034"/>3 4 5 10 8 100 3 1</text:p>
      <text:p text:style-name="P10">output</text:p>
      <text:section text:style-name="Sect1" text:name="id008872286753972662">
        <text:p text:style-name="P11">Copy</text:p>
      </text:section>
      <text:p text:style-name="P1"><text:bookmark text:name="id00014208688483795529"/>2</text:p>
      <text:p text:style-name="P10">input</text:p>
      <text:section text:style-name="Sect1" text:name="id0004365195229113006">
        <text:p text:style-name="P11">Copy</text:p>
      </text:section>
      <text:p text:style-name="P1"><text:bookmark text:name="id009597507813888291"/>5 100 10 1 19 90 4 3</text:p>
      <text:p text:style-name="P10">output</text:p>
      <text:section text:style-name="Sect1" text:name="id003465262015056296">
        <text:p text:style-name="P11">Copy</text:p>
      </text:section>
      <text:p text:style-name="P1"><text:bookmark text:name="id0014378545913789442"/>3</text:p>
      <text:p text:style-name="P10">input</text:p>
      <text:section text:style-name="Sect1" text:name="id006660624936247521">
        <text:p text:style-name="P11">Copy</text:p>
      </text:section>
      <text:p text:style-name="P1"><text:bookmark text:name="id008580981082459418"/>10 1000 1000 25 23 1 50 1</text:p>
      <text:p text:style-name="P10">output</text:p>
      <text:section text:style-name="Sect1" text:name="id003725168084975061">
        <text:p text:style-name="P11">Copy</text:p>
      </text:section>
      <text:p text:style-name="P1"><text:bookmark text:name="id005586664668148298"/>0</text:p>
      <text:p text:style-name="P8">Note</text:p>
      <text:p text:style-name="P6">A comment to the first sample:</text:p>
      <text:p text:style-name="P6">Overall the friends have <text:span text:style-name="T1">4 * 5 = 20</text:span> milliliters of the drink, it is enough to make <text:span text:style-name="T1">20 / 3 = 6</text:span> toasts. The limes are enough for <text:span text:style-name="T1">10 * 8 = 80</text:span> toasts and the salt is enough for <text:span text:style-name="T1">100 / 1 = 100</text:span> toasts. However, there are 3 friends in the group, so the answer is <text:span text:style-name="T2">min</text:span><text:span text:style-name="T1">(6, 80, 100) / 3 = 2</text:span>.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7T15:43:16.067000000</dc:date>
    <meta:editing-duration>PT34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37" meta:word-count="282" meta:character-count="1313" meta:non-whitespace-character-count="1067"/>
  </office:meta>
</office:document-meta>
</file>